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.318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23f62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3" style:family="text">
      <style:text-properties fo:color="#023f62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23f62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6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7" style:family="text">
      <style:text-properties fo:color="#023f62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23f62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9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10" style:family="text">
      <style:text-properties fo:color="#023f62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1" style:family="text">
      <style:text-properties fo:color="#023f62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23f62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3" style:family="text">
      <style:text-properties fo:color="#023f62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4" style:family="text">
      <style:text-properties fo:color="#023f62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5" style:family="text">
      <style:text-properties fo:color="#000099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6" style:family="text">
      <style:text-properties fo:color="#023f62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7" style:family="text">
      <style:text-properties fo:color="#023f62" style:text-position="0% 100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8" style:family="text">
      <style:text-properties style:font-name="Segoe UI Semibold" fo:font-size="36pt" style:font-size-asian="36pt" style:font-size-complex="36pt"/>
    </style:style>
    <style:style style:name="T19" style:family="text">
      <style:text-properties style:font-name="Segoe UI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4.384cm" svg:height="6.443cm" svg:x="1.778cm" svg:y="0.508cm">
          <draw:text-box>
            <text:p text:style-name="P1"><text:span text:style-name="T1">PSALM 103:1–13</text:span></text:p>
            <text:p text:style-name="P2"><text:span text:style-name="T2">1</text:span><text:span text:style-name="T3">Bless the L</text:span><text:span text:style-name="T4">ORD</text:span><text:span text:style-name="T3">, O my soul,</text:span></text:p>
            <text:p text:style-name="P3"><text:span text:style-name="T5"><text:s text:c="5"/></text:span><text:span text:style-name="T6">and all that is within me, bless his </text:span></text:p>
            <text:p text:style-name="P3"><text:span text:style-name="T6"><text:s text:c="4"/></text:span><text:span text:style-name="T6">holy na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384cm" svg:height="6.637cm" svg:x="1.801cm" svg:y="0.51cm">
          <draw:text-box>
            <text:p text:style-name="P6"><text:span text:style-name="T7">2</text:span><text:span text:style-name="T8">Bless the LORD, O my soul,</text:span></text:p>
            <text:p text:style-name="P3"><text:span text:style-name="T5"><text:s text:c="5"/></text:span><text:span text:style-name="T6">and forget not all his benefits,</text:span></text:p>
            <text:p text:style-name="P2"><text:span text:style-name="T2">3</text:span><text:span text:style-name="T3">who forgives all your iniquity,</text:span></text:p>
            <text:p text:style-name="P3"><text:span text:style-name="T9"><text:s text:c="5"/></text:span><text:span text:style-name="T6">who heals all your diseas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4" draw:layer="layout" svg:width="24.384cm" svg:height="5.134cm" svg:x="1.778cm" svg:y="0.508cm">
          <draw:text-box>
            <text:p text:style-name="P2"><text:span text:style-name="T7">4</text:span><text:span text:style-name="T8">who redeems your life from the pit,</text:span></text:p>
            <text:p text:style-name="P3"><text:span text:style-name="T9"><text:s text:c="4"/></text:span><text:span text:style-name="T6">who crowns you with steadfast love </text:span></text:p>
            <text:p text:style-name="P3"><text:span text:style-name="T6"><text:s text:c="3"/></text:span><text:span text:style-name="T6">and merc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4" draw:text-style-name="P4" draw:layer="layout" svg:width="24.384cm" svg:height="5.134cm" svg:x="1.778cm" svg:y="0.508cm">
          <draw:text-box>
            <text:p text:style-name="P2"><text:span text:style-name="T10">5</text:span><text:span text:style-name="T8">who satisfies you with good</text:span></text:p>
            <text:p text:style-name="P3"><text:span text:style-name="T9"><text:s text:c="4"/></text:span><text:span text:style-name="T6">so that your youth is renewed like </text:span></text:p>
            <text:p text:style-name="P3"><text:span text:style-name="T6"><text:s text:c="3"/></text:span><text:span text:style-name="T6">the eagle’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7" draw:layer="layout" svg:width="24.384cm" svg:height="6.637cm" svg:x="1.778cm" svg:y="0.508cm">
          <draw:text-box>
            <text:p text:style-name="P2"><text:span text:style-name="T7">6</text:span><text:span text:style-name="T8">The LORD works righteousness</text:span></text:p>
            <text:p text:style-name="P3"><text:span text:style-name="T9"><text:s text:c="4"/></text:span><text:span text:style-name="T6">and justice for all who are oppressed.</text:span></text:p>
            <text:p text:style-name="P2"><text:span text:style-name="T11">7</text:span><text:span text:style-name="T12">He made known his ways to Moses,</text:span></text:p>
            <text:p text:style-name="P3"><text:span text:style-name="T9"><text:s text:c="4"/></text:span><text:span text:style-name="T6">his acts to the people of Isra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4" draw:text-style-name="P9" draw:layer="layout" svg:width="24.384cm" svg:height="5.134cm" svg:x="1.824cm" svg:y="0.508cm">
          <draw:text-box>
            <text:p text:style-name="P2"><text:span text:style-name="T13">8</text:span><text:span text:style-name="T14">The LORD is merciful and gracious,</text:span></text:p>
            <text:p text:style-name="P3"><text:span text:style-name="T9"><text:s text:c="5"/></text:span><text:span text:style-name="T6">slow to anger and abounding in </text:span></text:p>
            <text:p text:style-name="P3"><text:span text:style-name="T6"><text:s text:c="4"/></text:span><text:span text:style-name="T6">steadfast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5" draw:text-style-name="P7" draw:layer="layout" svg:width="24.892cm" svg:height="8.327cm" svg:x="1.524cm" svg:y="0.563cm">
          <draw:text-box>
            <text:p text:style-name="P2"><text:span text:style-name="T15"><text:s/></text:span><text:span text:style-name="T7">9</text:span><text:span text:style-name="T8">He will not always chide,</text:span></text:p>
            <text:p text:style-name="P3"><text:span text:style-name="T9"><text:s text:c="5"/></text:span><text:span text:style-name="T6">nor will he keep his anger forever.</text:span></text:p>
            <text:p text:style-name="P2"><text:span text:style-name="T7">10</text:span><text:span text:style-name="T8">He does not deal with us according to our sins,</text:span></text:p>
            <text:p text:style-name="P3"><text:span text:style-name="T5"><text:s text:c="4"/></text:span><text:span text:style-name="T6">nor repay us according to our </text:span></text:p>
            <text:p text:style-name="P3"><text:span text:style-name="T6"><text:s text:c="4"/></text:span><text:span text:style-name="T6">iniquit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10" draw:layer="layout" svg:width="24.892cm" svg:height="6.637cm" svg:x="1.524cm" svg:y="0.508cm">
          <draw:text-box>
            <text:p text:style-name="P2"><text:span text:style-name="T11">11</text:span><text:span text:style-name="T12">For as high as the heavens are above the </text:span></text:p>
            <text:p text:style-name="P2"><text:span text:style-name="T12"><text:s text:c="2"/></text:span><text:span text:style-name="T12">earth,</text:span></text:p>
            <text:p text:style-name="P3"><text:span text:style-name="T9"><text:s text:c="5"/></text:span><text:span text:style-name="T6">so great is his steadfast love toward </text:span></text:p>
            <text:p text:style-name="P3"><text:span text:style-name="T6"><text:s text:c="5"/></text:span><text:span text:style-name="T6">those who fear hi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6" draw:text-style-name="P10" draw:layer="layout" svg:width="25.146cm" svg:height="5.286cm" svg:x="1.524cm" svg:y="0.556cm">
          <draw:text-box>
            <text:p text:style-name="P2"><text:span text:style-name="T16">12</text:span><text:span text:style-name="T3">as far as the east is from the west,</text:span></text:p>
            <text:p text:style-name="P3"><text:span text:style-name="T9"><text:s text:c="4"/></text:span><text:span text:style-name="T6"><text:s/></text:span><text:span text:style-name="T6">so far does he remove our <text:s/></text:span></text:p>
            <text:p text:style-name="P3"><text:span text:style-name="T6"><text:s text:c="5"/></text:span><text:span text:style-name="T6">transgressions from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8" presentation:presentation-page-layout-name="AL1T0">
        <office:forms form:automatic-focus="false" form:apply-design-mode="false"/>
        <draw:frame draw:style-name="gr6" draw:text-style-name="P10" draw:layer="layout" svg:width="25.146cm" svg:height="5.286cm" svg:x="1.524cm" svg:y="0.556cm">
          <draw:text-box>
            <text:p text:style-name="P2"><text:span text:style-name="T16">13</text:span><text:span text:style-name="T17">As a father shows compassion to his children,</text:span></text:p>
            <text:p text:style-name="P3"><text:span text:style-name="T9"><text:s text:c="4"/></text:span><text:span text:style-name="T6">So the Lord shows compassion to </text:span></text:p>
            <text:p text:style-name="P3"><text:span text:style-name="T6"><text:s text:c="4"/></text:span><text:span text:style-name="T6">those who fear him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" presentation:presentation-page-layout-name="AL1T0">
        <office:forms form:automatic-focus="false" form:apply-design-mode="false"/>
        <draw:frame draw:style-name="gr7" draw:text-style-name="P12" draw:layer="layout" svg:width="24.638cm" svg:height="7.011cm" svg:x="1.478cm" svg:y="0.509cm">
          <draw:text-box>
            <text:p text:style-name="P11"><text:span text:style-name="T18">C: </text:span><text:span text:style-name="T19">Glory be to the Father and to the Son</text:span></text:p>
            <text:p text:style-name="P11"><text:span text:style-name="T19">and to the Holy Spirit;</text:span></text:p>
            <text:p text:style-name="P11"><text:span text:style-name="T19">as it was in the beginning,</text:span></text:p>
            <text:p text:style-name="P11"><text:span text:style-name="T19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0:06:34.576000000</meta:creation-date>
    <dc:title>bluwht blank</dc:title>
    <meta:editing-duration>PT21M2S</meta:editing-duration>
    <meta:editing-cycles>7</meta:editing-cycles>
    <meta:generator>LibreOffice/6.1.3.2$Windows_X86_64 LibreOffice_project/86daf60bf00efa86ad547e59e09d6bb77c699acb</meta:generator>
    <dc:date>2019-02-20T15:25:46.443000000</dc:date>
    <meta:document-statistic meta:object-count="186"/>
  </office:meta>
</office:document-meta>
</file>